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01fd" officeooo:paragraph-rsid="0001a598"/>
    </style:style>
    <style:style style:name="P2" style:family="paragraph" style:parent-style-name="Standard">
      <style:paragraph-properties fo:text-align="start" style:justify-single-word="false"/>
      <style:text-properties officeooo:paragraph-rsid="000301fd"/>
    </style:style>
    <style:style style:name="P3" style:family="paragraph" style:parent-style-name="Standard">
      <style:paragraph-properties fo:text-align="start" style:justify-single-word="false"/>
      <style:text-properties officeooo:paragraph-rsid="000d3e2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1a598" officeooo:paragraph-rsid="0001a598" style:font-weight-asian="bold" style:font-weight-complex="bold"/>
    </style:style>
    <style:style style:name="T1" style:family="text">
      <style:text-properties officeooo:rsid="000301fd"/>
    </style:style>
    <style:style style:name="T2" style:family="text">
      <style:text-properties officeooo:rsid="00066829"/>
    </style:style>
    <style:style style:name="T3" style:family="text">
      <style:text-properties officeooo:rsid="00089d72"/>
    </style:style>
    <style:style style:name="T4" style:family="text">
      <style:text-properties officeooo:rsid="0009e6b9"/>
    </style:style>
    <style:style style:name="T5" style:family="text">
      <style:text-properties officeooo:rsid="000a30cd"/>
    </style:style>
    <style:style style:name="T6" style:family="text">
      <style:text-properties officeooo:rsid="000d3e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CIÓN A LARAVEL</text:p>
      <text:p text:style-name="P1"/>
      <text:p text:style-name="P2"><text:span text:style-name="T1">Laravel es un framework de código abierto para desarrollar aplicaciones y servicios web con PHP 5. </text:span><text:span text:style-name="T2">Su filosofía es desarrollar <text:s/>código PHP de forma elegante y simple. </text:span><text:span text:style-name="T3">Fue creado en 2011 y tiene una gran influencia de frameworks como Ruby on Rails, Sinatra y ASP.NET </text:span><text:span text:style-name="T4">MVC</text:span><text:span text:style-name="T3">. </text:span><text:span text:style-name="T5">Laravel fue creado por Taylor Otwell, lider del desarrollo del framework. </text:span></text:p>
      <text:p text:style-name="P2"><text:span text:style-name="T5"/></text:p>
      <text:p text:style-name="P3"><text:span text:style-name="T6">Para utilizar cualquier framework PHP, tendrá que tener habilitado un servior web PHP, se recomienda instalar un servidor web local de desarrollo para permitir poner a prueba el trabajo realizado sin la necesidad de cargar los archivos a un servidor cada vez que realice un cambio. </text:span></text:p>
      <text:p text:style-name="P3"><text:span text:style-name="T6"/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5:37:18</meta:creation-date>
    <dc:date>2013-09-24T05:51:59</dc:date>
    <meta:editing-duration>PT13M38S</meta:editing-duration>
    <meta:editing-cycles>12</meta:editing-cycles>
    <meta:generator>LibreOffice/3.6$Linux_x86 LibreOffice_project/360m1$Build-2</meta:generator>
    <meta:document-statistic meta:table-count="0" meta:image-count="0" meta:object-count="0" meta:page-count="1" meta:paragraph-count="3" meta:word-count="106" meta:character-count="649" meta:non-whitespace-character-count="543"/>
  </office:meta>
</office:document-meta>
</file>